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Lohit Hindi1" svg:font-family="'Lohit Hindi'"/>
    <style:font-face style:name="OpenSymbol" svg:font-family="OpenSymbol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94bd5e" fo:padding="0.097cm" fo:border="0.002cm solid #000000">
        <style:background-image/>
      </style:table-cell-properties>
    </style:style>
    <style:style style:name="Tableau1.A2" style:family="table-cell">
      <style:table-cell-properties fo:background-color="#e6e64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color="#993366" fo:font-weight="bold" officeooo:rsid="0048ff68" officeooo:paragraph-rsid="004c3bc1" style:font-weight-asian="bold" style:font-weight-complex="bold"/>
    </style:style>
    <style:style style:name="P2" style:family="paragraph" style:parent-style-name="Standard">
      <style:text-properties officeooo:rsid="002d4e42" officeooo:paragraph-rsid="002d4e42"/>
    </style:style>
    <style:style style:name="P3" style:family="paragraph" style:parent-style-name="Standard">
      <style:text-properties officeooo:rsid="0030bab4" officeooo:paragraph-rsid="0030bab4"/>
    </style:style>
    <style:style style:name="P4" style:family="paragraph" style:parent-style-name="Standard">
      <style:text-properties officeooo:rsid="0048ff68" officeooo:paragraph-rsid="001901c8"/>
    </style:style>
    <style:style style:name="P5" style:family="paragraph" style:parent-style-name="Standard">
      <style:text-properties officeooo:rsid="0063c194" officeooo:paragraph-rsid="0048ff68"/>
    </style:style>
    <style:style style:name="P6" style:family="paragraph" style:parent-style-name="Table_20_Contents">
      <style:text-properties officeooo:paragraph-rsid="00710d48"/>
    </style:style>
    <style:style style:name="P7" style:family="paragraph" style:parent-style-name="Standard">
      <style:text-properties officeooo:rsid="001901c8" officeooo:paragraph-rsid="00737925"/>
    </style:style>
    <style:style style:name="P8" style:family="paragraph" style:parent-style-name="Standard">
      <style:text-properties officeooo:rsid="006db38c" officeooo:paragraph-rsid="00737925"/>
    </style:style>
    <style:style style:name="P9" style:family="paragraph" style:parent-style-name="Standard">
      <style:text-properties officeooo:rsid="0048ff68" officeooo:paragraph-rsid="00737925"/>
    </style:style>
    <style:style style:name="P10" style:family="paragraph" style:parent-style-name="Table_20_Contents">
      <style:text-properties officeooo:rsid="00732afb" officeooo:paragraph-rsid="00732afb"/>
    </style:style>
    <style:style style:name="P11" style:family="paragraph" style:parent-style-name="Header">
      <style:text-properties officeooo:paragraph-rsid="00737925"/>
    </style:style>
    <style:style style:name="T1" style:family="text">
      <style:text-properties officeooo:rsid="0035b25a"/>
    </style:style>
    <style:style style:name="T2" style:family="text">
      <style:text-properties officeooo:rsid="0063c194"/>
    </style:style>
    <style:style style:name="T3" style:family="text">
      <style:text-properties officeooo:rsid="0071b0da"/>
    </style:style>
    <style:style style:name="T4" style:family="text">
      <style:text-properties officeooo:rsid="00737925"/>
    </style:style>
    <style:style style:name="T5" style:family="text">
      <style:text-properties fo:color="#993366" fo:font-weight="bold" officeooo:rsid="0048ff68" style:font-weight-asian="bold" style:font-weight-complex="bold"/>
    </style:style>
    <style:style style:name="T6" style:family="text">
      <style:text-properties fo:color="#993366" fo:font-weight="normal" officeooo:rsid="0048ff68" style:font-weight-asian="normal" style:font-weight-complex="normal"/>
    </style:style>
    <style:style style:name="T7" style:family="text">
      <style:text-properties fo:font-weight="bold" officeooo:rsid="0035b25a" style:font-weight-asian="bold" style:font-weight-complex="bold"/>
    </style:style>
    <style:style style:name="T8" style:family="text">
      <style:text-properties fo:font-weight="normal" officeooo:rsid="0035b25a" style:font-weight-asian="normal" style:font-weight-complex="normal"/>
    </style:style>
    <style:style style:name="T9" style:family="text">
      <style:text-properties style:use-window-font-color="true" fo:font-weight="normal" officeooo:rsid="0035b25a" style:font-weight-asian="normal" style:font-weight-complex="normal"/>
    </style:style>
    <style:style style:name="T10" style:family="text">
      <style:text-properties style:use-window-font-color="true" fo:font-weight="normal" officeooo:rsid="0048ff68" style:font-weight-asian="normal" style:font-weight-complex="normal"/>
    </style:style>
    <style:style style:name="T11" style:family="text">
      <style:text-properties style:use-window-font-color="true" fo:font-weight="normal" officeooo:rsid="0035b25a" fo:background-color="#ffff00" style:font-weight-asian="normal" style:font-weight-complex="normal"/>
    </style:style>
    <style:style style:name="T12" style:family="text">
      <style:text-properties style:use-window-font-color="true" fo:font-weight="normal" officeooo:rsid="0048ff68" fo:background-color="#ffff00" style:font-weight-asian="normal" style:font-weight-complex="normal"/>
    </style:style>
    <style:style style:name="T13" style:family="text">
      <style:text-properties officeooo:rsid="0075e63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TODAY]" text:name="TODAY"/>
        <text:user-field-decl office:value-type="string" office:string-value="IF OKS" text:name="IFOKS"/>
        <text:user-field-decl office:value-type="string" office:string-value="[IF HEADER]" text:name="ENTETE"/>
        <text:user-field-decl office:value-type="string" office:string-value="[ENDIF ENTETE]" text:name="ENTETEFIN"/>
        <text:user-field-decl office:value-type="string" office:string-value="[IFNOT TESTFAUX]" text:name="FAUXB"/>
        <text:user-field-decl office:value-type="string" office:string-value="[ENDIF TESTFAUX]" text:name="FAUXE"/>
        <text:user-field-decl office:value-type="string" office:string-value="[IF TESTFAUX]" text:name="IFNFAUX"/>
        <text:user-field-decl office:value-type="string" office:string-value="[IFNOT OK2]" text:name="OK2B"/>
        <text:user-field-decl office:value-type="string" office:string-value="[ENDIF OK2]" text:name="OK2E"/>
        <text:user-field-decl office:value-type="string" office:string-value="[PUCES]" text:name="PUCES"/>
        <text:user-field-decl office:value-type="string" office:string-value="[V_OOO_HTML]" text:name="OOOHTML"/>
        <text:user-field-decl office:value-type="string" office:string-value="Spécial" text:name="SPECIAL"/>
        <text:user-field-decl office:value-type="string" office:string-value="[S_T2]" text:name="ST2B"/>
        <text:user-field-decl office:value-type="string" office:string-value="[S_N2bis]" text:name="N2Bis"/>
        <text:user-field-decl office:value-type="string" office:string-value="[S_N2]" text:name="N2"/>
        <text:user-field-decl office:value-type="string" office:string-value="[S_N3]" text:name="SN3"/>
        <text:user-field-decl office:value-type="string" office:string-value="[V_N1]" text:name="N1"/>
        <text:user-field-decl office:value-type="string" office:string-value="[V_T1]" text:name="T1"/>
        <text:user-field-decl office:value-type="string" office:string-value="[IF FOOTER]" text:name="PIED"/>
        <text:user-field-decl office:value-type="string" office:string-value="[ENDIF FOOTER]" text:name="PIEDF"/>
        <text:user-field-decl office:value-type="string" office:string-value="[ENDIF HEADER]" text:name="ENTETEF"/>
        <text:user-field-decl office:value-type="string" office:string-value="[IF ODD]" text:name="ODD"/>
        <text:user-field-decl office:value-type="string" office:string-value="[ENDIF ODD]" text:name="ODDF"/>
      </text:user-field-decls>
      <text:p text:style-name="P7"><text:span text:style-name="T4">Test conditions</text:span></text:p>
      <text:p text:style-name="P4"/>
      <text:p text:style-name="P9"><text:span text:style-name="T4">L'entête </text:span><text:span text:style-name="T13">de page </text:span><text:span text:style-name="T4">milieu n'est pas visible, le pied de page est visible</text:span></text:p>
      <text:section text:style-name="Sect1" text:name="Section1">
        <text:p text:style-name="P4"/>
        <text:p text:style-name="P8"><text:span text:style-name="T4">Seules les valeurs paires sont visibles</text:span></text:p>
        <table:table table:name="Tableau1" table:style-name="Tableau1">
          <table:table-column table:style-name="Tableau1.A"/>
          <table:table-row>
            <table:table-cell table:style-name="Tableau1.A1" office:value-type="string">
              <text:p text:style-name="Table_20_Contents"/>
            </table:table-cell>
          </table:table-row>
          <table:table-row>
            <table:table-cell table:style-name="Tableau1.A2" office:value-type="string">
              <text:p text:style-name="P6"><text:user-field-get text:name="ODD">[IF ODD]</text:user-field-get><text:user-field-get text:name="N1">[V_N1]</text:user-field-get><text:user-field-get text:name="ODDF">[ENDIF ODD]</text:user-field-get></text:p>
            </table:table-cell>
          </table:table-row>
          <table:table-row>
            <table:table-cell table:style-name="Tableau1.A3" office:value-type="string">
              <text:p text:style-name="Table_20_Contents"/>
            </table:table-cell>
          </table:table-row>
        </table:table>
        <text:p text:style-name="P4"/>
        <text:p text:style-name="P5"/>
      </text:section>
      <text:p text:style-name="P3"/>
      <text:p text:style-name="P3"/>
      <text:section text:style-name="Sect1" text:name="Section2">
        <text:p text:style-name="Standard"><text:span text:style-name="T3"><text:user-field-get text:name="ODD">[IF ODD]</text:user-field-get></text:span></text:p>
        <text:h text:style-name="Heading_20_1" text:outline-level="1"><text:span text:style-name="T3">Section </text:span><text:span text:style-name="T3"><text:user-field-get text:name="T1">[V_T1]</text:user-field-get></text:span></text:h>
        <text:p text:style-name="P10"><text:user-field-get text:name="N1">[V_N1]</text:user-field-get><text:user-field-get text:name="ODDF">[ENDIF ODD]</text:user-field-get></text:p>
      </text:section>
      <text:p text:style-name="P3"/>
      <text:p text:style-name="P3">Fi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Lohit Hindi1" svg:font-family="'Lohit Hindi'"/>
    <style:font-face style:name="OpenSymbol" svg:font-family="OpenSymbol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737925"/>
    </style:style>
    <style:style style:name="MP2" style:family="paragraph" style:parent-style-name="Standard">
      <style:text-properties fo:color="#993366" fo:font-weight="bold" officeooo:rsid="0048ff68" officeooo:paragraph-rsid="004c3bc1" style:font-weight-asian="bold" style:font-weight-complex="bold"/>
    </style:style>
    <style:style style:name="MT1" style:family="text">
      <style:text-properties officeooo:rsid="0035b25a"/>
    </style:style>
    <style:style style:name="MT2" style:family="text">
      <style:text-properties style:use-window-font-color="true" fo:font-weight="normal" officeooo:rsid="0035b25a" fo:background-color="#ffff00" style:font-weight-asian="normal" style:font-weight-complex="normal"/>
    </style:style>
    <style:style style:name="MT3" style:family="text">
      <style:text-properties style:use-window-font-color="true" fo:font-weight="normal" officeooo:rsid="0048ff68" fo:background-color="#ffff00" style:font-weight-asian="normal" style:font-weight-complex="normal"/>
    </style:style>
    <style:style style:name="MT4" style:family="text">
      <style:text-properties officeooo:rsid="0073792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[IF HEADER]" text:name="ENTETE"/>
          <text:user-field-decl office:value-type="string" office:string-value="[ENDIF HEADER]" text:name="ENTETEF"/>
        </text:user-field-decls>
        <text:p text:style-name="MP1"><text:span text:style-name="MT1">[TODAY]<text:tab/></text:span><text:span text:style-name="MT2"><text:user-field-get text:name="ENTETE">[IF HEADER]</text:user-field-get></text:span><text:span text:style-name="MT2">Entête</text:span><text:span text:style-name="MT3"><text:user-field-get text:name="ENTETEF">[ENDIF HEADER]</text:user-field-get></text:span><text:span text:style-name="MT1"><text:tab/></text:span></text:p>
      </style:header>
      <style:footer>
        <text:user-field-decls>
          <text:user-field-decl office:value-type="string" office:string-value="[IF FOOTER]" text:name="PIED"/>
          <text:user-field-decl office:value-type="string" office:string-value="[ENDIF FOOTER]" text:name="PIEDF"/>
          <text:user-field-decl office:value-type="string" office:string-value="[TODAY]" text:name="TODAY"/>
        </text:user-field-decls>
        <text:p text:style-name="MP2"><text:user-field-get text:name="TODAY">[TODAY]</text:user-field-get><text:tab/><text:tab/><text:user-field-get text:name="PIED">[IF FOOTER]</text:user-field-get><text:span text:style-name="MT4">Pied de page</text:span><text:user-field-get text:name="PIEDF">[ENDIF FOOTER]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Brison</meta:initial-creator>
    <meta:creation-date>2010-12-13T09:34:05</meta:creation-date>
    <dc:date>2011-02-23T09:18:18</dc:date>
    <dc:creator>Eric Brison</dc:creator>
    <meta:editing-duration>PT19H46M09S</meta:editing-duration>
    <meta:editing-cycles>85</meta:editing-cycles>
    <meta:generator>OpenOffice.org/3.2$Linux OpenOffice.org_project/320m19$Build-9505</meta:generator>
    <dc:description>[IF ENTETE] Commmentaire [ENDIF ENTETE]
Fin</dc:description>
    <dc:title>[V_TITLE]</dc:title>
    <dc:subject>Sujet</dc:subject>
    <meta:document-statistic meta:table-count="1" meta:image-count="0" meta:object-count="0" meta:page-count="1" meta:paragraph-count="10" meta:word-count="42" meta:character-count="278"/>
  </office:meta>
</office:document-meta>
</file>